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c12f" officeooo:paragraph-rsid="001ac12f"/>
    </style:style>
    <style:style style:name="P2" style:family="paragraph" style:parent-style-name="Standard">
      <style:text-properties officeooo:rsid="001bd397" officeooo:paragraph-rsid="001bd397"/>
    </style:style>
    <style:style style:name="P3" style:family="paragraph" style:parent-style-name="Standard">
      <style:text-properties officeooo:rsid="001dc15b" officeooo:paragraph-rsid="001dc15b"/>
    </style:style>
    <style:style style:name="P4" style:family="paragraph" style:parent-style-name="Standard">
      <style:text-properties fo:font-weight="bold" officeooo:rsid="0026101c" officeooo:paragraph-rsid="0026101c" style:font-weight-asian="bold" style:font-weight-complex="bold"/>
    </style:style>
    <style:style style:name="P5" style:family="paragraph" style:parent-style-name="Standard">
      <style:text-properties fo:font-weight="bold" officeooo:rsid="002ab69c" officeooo:paragraph-rsid="002ab69c" style:font-weight-asian="bold" style:font-weight-complex="bold"/>
    </style:style>
    <style:style style:name="P6" style:family="paragraph" style:parent-style-name="Standard">
      <style:text-properties fo:font-size="15pt" fo:font-weight="bold" officeooo:rsid="001ac12f" officeooo:paragraph-rsid="001ac12f" style:font-size-asian="15pt" style:font-weight-asian="bold" style:font-size-complex="15pt" style:font-weight-complex="bold"/>
    </style:style>
    <style:style style:name="P7" style:family="paragraph" style:parent-style-name="Standard">
      <style:text-properties fo:font-size="13pt" fo:font-weight="bold" officeooo:rsid="001ac12f" officeooo:paragraph-rsid="001ac12f" style:font-size-asian="13pt" style:font-weight-asian="bold" style:font-size-complex="13pt" style:font-weight-complex="bold"/>
    </style:style>
    <style:style style:name="P8" style:family="paragraph" style:parent-style-name="Standard">
      <style:text-properties officeooo:rsid="0020d7db" officeooo:paragraph-rsid="0020d7db"/>
    </style:style>
    <style:style style:name="P9" style:family="paragraph" style:parent-style-name="Standard">
      <style:text-properties officeooo:rsid="0024adce" officeooo:paragraph-rsid="0024adce"/>
    </style:style>
    <style:style style:name="P10" style:family="paragraph" style:parent-style-name="Standard">
      <style:text-properties officeooo:rsid="0026101c" officeooo:paragraph-rsid="0026101c"/>
    </style:style>
    <style:style style:name="P11" style:family="paragraph" style:parent-style-name="Standard">
      <style:text-properties officeooo:rsid="00261119" officeooo:paragraph-rsid="00261119"/>
    </style:style>
    <style:style style:name="P12" style:family="paragraph" style:parent-style-name="Standard">
      <style:text-properties officeooo:rsid="002803d5" officeooo:paragraph-rsid="002803d5"/>
    </style:style>
    <style:style style:name="P13" style:family="paragraph" style:parent-style-name="Standard">
      <style:text-properties officeooo:rsid="0028eba8" officeooo:paragraph-rsid="0028eba8"/>
    </style:style>
    <style:style style:name="P14" style:family="paragraph" style:parent-style-name="Standard">
      <style:text-properties officeooo:rsid="002ab69c" officeooo:paragraph-rsid="002ab69c"/>
    </style:style>
    <style:style style:name="P15" style:family="paragraph" style:parent-style-name="Standard">
      <style:text-properties officeooo:rsid="002c4700" officeooo:paragraph-rsid="002c4700"/>
    </style:style>
    <style:style style:name="P16" style:family="paragraph" style:parent-style-name="Standard">
      <style:text-properties officeooo:rsid="0030990f" officeooo:paragraph-rsid="0030990f"/>
    </style:style>
    <style:style style:name="P17" style:family="paragraph" style:parent-style-name="Standard">
      <style:text-properties officeooo:rsid="0037b658" officeooo:paragraph-rsid="0037b658"/>
    </style:style>
    <style:style style:name="P18" style:family="paragraph" style:parent-style-name="Standard">
      <style:text-properties officeooo:rsid="003960ed" officeooo:paragraph-rsid="003960ed"/>
    </style:style>
    <style:style style:name="P19" style:family="paragraph" style:parent-style-name="Standard">
      <style:text-properties officeooo:rsid="003b54cf" officeooo:paragraph-rsid="003b54cf"/>
    </style:style>
    <style:style style:name="P20" style:family="paragraph" style:parent-style-name="Standard">
      <style:text-properties officeooo:rsid="003cacaa" officeooo:paragraph-rsid="003cacaa"/>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de56d"/>
    </style:style>
    <style:style style:name="T4" style:family="text">
      <style:text-properties style:text-position="0% 100%" officeooo:rsid="001f8754"/>
    </style:style>
    <style:style style:name="T5" style:family="text">
      <style:text-properties style:text-position="0% 100%" officeooo:rsid="0022e3e0"/>
    </style:style>
    <style:style style:name="T6" style:family="text">
      <style:text-properties style:text-position="0% 100%" officeooo:rsid="0023b78c"/>
    </style:style>
    <style:style style:name="T7" style:family="text">
      <style:text-properties style:text-position="0% 100%" officeooo:rsid="0023f8fc"/>
    </style:style>
    <style:style style:name="T8" style:family="text">
      <style:text-properties style:text-position="0% 100%" officeooo:rsid="00261119"/>
    </style:style>
    <style:style style:name="T9" style:family="text">
      <style:text-properties style:text-position="0% 100%" officeooo:rsid="002803d5"/>
    </style:style>
    <style:style style:name="T10" style:family="text">
      <style:text-properties style:text-position="0% 100%" officeooo:rsid="002e03e7"/>
    </style:style>
    <style:style style:name="T11" style:family="text">
      <style:text-properties style:text-position="0% 100%" officeooo:rsid="003279f2"/>
    </style:style>
    <style:style style:name="T12" style:family="text">
      <style:text-properties style:text-position="0% 100%" officeooo:rsid="00342451"/>
    </style:style>
    <style:style style:name="T13" style:family="text">
      <style:text-properties style:text-position="0% 100%" officeooo:rsid="003b26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th Planning Project</text:p>
      <text:p text:style-name="P1"/>
      <text:p text:style-name="P7">Requirements:</text:p>
      <text:p text:style-name="P1"/>
      <text:p text:style-name="P1">Use sensor fusion data, and localization data to generate valid trajectories that would allow the main vehicle to drive according to the speed limit, stay under 10m/<text:span text:style-name="T2">s</text:span><text:span text:style-name="T1">2</text:span><text:span text:style-name="T2"> of acceleration and 10m/s</text:span><text:span text:style-name="T1">3</text:span><text:span text:style-name="T2"> of Jerk, avoid collisions, and is able to change lanes.</text:span></text:p>
      <text:p text:style-name="P1"><text:span text:style-name="T2"/></text:p>
      <text:p text:style-name="P1"><text:span text:style-name="T2"/></text:p>
      <text:p text:style-name="P7"><text:span text:style-name="T2">Solution:</text:span></text:p>
      <text:p text:style-name="P1"><text:span text:style-name="T2"/></text:p>
      <text:p text:style-name="P2"><text:span text:style-name="T2">The simulator used requires 50 points to be sent per iteration, where each point is the location of the vehicle for 0.02s. </text:span></text:p>
      <text:p text:style-name="P2"><text:span text:style-name="T2"/></text:p>
      <text:p text:style-name="P3"><text:span text:style-name="T2">In order to handle latency the simulator, and the generated trajectories, previously generated and unused path points are used </text:span><text:span text:style-name="T3">to determine the location of the vehicle more accurately for </text:span><text:span text:style-name="T4">given time.</text:span></text:p>
      <text:p text:style-name="P3"><text:span text:style-name="T4"/></text:p>
      <text:p text:style-name="P8"><text:span text:style-name="T4">T</text:span><text:span text:style-name="T2">rajectory Generation is done in Frenet Coordinates due to the simplicity of being able to mathemaltically describe a trajectory on any road, </text:span><text:span text:style-name="T5">however the trajectory sent to the simulator, needs to be in Cartesian Coordiantes.</text:span></text:p>
      <text:p text:style-name="P3"><text:span text:style-name="T4"/></text:p>
      <text:p text:style-name="P8"><text:span text:style-name="T4">C</text:span><text:span text:style-name="T2">onverting between </text:span><text:span text:style-name="T5">Frenet Coordinates and Cartesian Coordinates </text:span><text:span text:style-name="T6">is done using </text:span><text:span text:style-name="T7">with the use of waypoints. Waypoints from the highway are read from the csv. In order to lower the error associated with the non-linear conversion from one coordinate to the other, I interpolated 5 waypoints behind, and 5 waypoints ahead of the vheicle. </text:span></text:p>
      <text:p text:style-name="P8"><text:span text:style-name="T7"/></text:p>
      <text:p text:style-name="P9"><text:span text:style-name="T7">I</text:span><text:span text:style-name="T2">n my implementation, reading the waypoints and interpolating waypoints in the vehicles vacinity is done by the Map class.</text:span></text:p>
      <text:p text:style-name="P9"><text:span text:style-name="T2"/></text:p>
      <text:p text:style-name="P10"><text:span text:style-name="T2">Each iteration of the program, updates the vehicles local waypoints, gets the position, speed, and accelaration of the vehicle in Frenet Coordinates.</text:span></text:p>
      <text:p text:style-name="P9"><text:span text:style-name="T2"/></text:p>
      <text:p text:style-name="P10"><text:span text:style-name="T2">Afterwards, Trajectory Predictions are made for other vehicles whose positions and speeds are acquired with sensor fusion data, the current state of the vehicle is used to determine what possible next states we can transition to and determine an associated end point in frenet coordinates, and then generate a trajectory from the current location to the enpoints </text:span><text:span text:style-name="T8">of each possible state, and lastly determine which of the trajectories is the most optimal with a cost function.</text:span></text:p>
      <text:p text:style-name="P11"><text:span text:style-name="T8"/></text:p>
      <text:p text:style-name="P11"><text:span text:style-name="T2">With an optimal endpoint and trajectory determined, we can produce a path to this optimal location in Cartesian coordinates to append on to previously generated path points to make a total of 50 points sent to the Simulator.</text:span></text:p>
      <text:p text:style-name="P11"><text:span text:style-name="T2"/></text:p>
      <text:p text:style-name="P11"><text:span text:style-name="T2">Detail on each Component are described below.</text:span></text:p>
      <text:p text:style-name="P11"><text:span text:style-name="T2"/></text:p>
      <text:p text:style-name="P11"><text:span text:style-name="T2"/></text:p>
      <text:p text:style-name="P11"><text:span text:style-name="T2"/></text:p>
      <text:p text:style-name="P9"><text:span text:style-name="T2"/></text:p>
      <text:p text:style-name="P9"><text:span text:style-name="T2"/></text:p>
      <text:p text:style-name="P4"><text:soft-page-break/><text:span text:style-name="T2">Prediction:</text:span></text:p>
      <text:p text:style-name="P10"><text:span text:style-name="T2"/></text:p>
      <text:p text:style-name="P11"><text:span text:style-name="T2">An accurate prediction of each vehicles position during the duration of the trajectory we are generating is necessary. With a trajectory of other vehicles, we can determine if the trajectory we are generating </text:span><text:span text:style-name="T9">is colliding with them. </text:span></text:p>
      <text:p text:style-name="P11"><text:span text:style-name="T9"/></text:p>
      <text:p text:style-name="P12"><text:span text:style-name="T9">T</text:span><text:span text:style-name="T2">he model I used to predict other vehicles positions is a constant velocity model. Other more accurate models can be used, but in principal predicting the position of other objects in the future won’t be accurate over long horizons, so I tried to keep my prediction horizon small. </text:span></text:p>
      <text:p text:style-name="P11"><text:span text:style-name="T2"/></text:p>
      <text:p text:style-name="P10"><text:span text:style-name="T2"/></text:p>
      <text:p text:style-name="P4"><text:span text:style-name="T2">Behaviour Planning:</text:span></text:p>
      <text:p text:style-name="P10"><text:span text:style-name="T2"/></text:p>
      <text:p text:style-name="P13"><text:span text:style-name="T2">I used 5 states to represent the main vehicle, a Keep in Lane state, a Prepare to Change to Right state, a Prepare to Change to Left state, a Change to Right, and a Change to Left state.</text:span></text:p>
      <text:p text:style-name="P13"><text:span text:style-name="T2"/></text:p>
      <text:p text:style-name="P13"><text:span text:style-name="T2">A keep lane state can only transition into another keep in late state, and a prepare to change right or left state. The Change to left or right state will can only be entered from a prepare to change state.</text:span></text:p>
      <text:p text:style-name="P13"><text:span text:style-name="T2"/></text:p>
      <text:p text:style-name="P15"><text:span text:style-name="T2">For each iteration, the current state is used to determine the next possible states. With the next possible state we can determine a trajectory from the current position of the vehic</text:span><text:span text:style-name="T10">l</text:span><text:span text:style-name="T2">e to a desired point.</text:span></text:p>
      <text:p text:style-name="P13"><text:span text:style-name="T2"/></text:p>
      <text:p text:style-name="P10"><text:span text:style-name="T2"/></text:p>
      <text:p text:style-name="P4"><text:span text:style-name="T2">Trajectory Generation:</text:span></text:p>
      <text:p text:style-name="P10"><text:span text:style-name="T2"/></text:p>
      <text:p text:style-name="P16"><text:span text:style-name="T2">A Jerk Minimizing Trajectory is created </text:span><text:span text:style-name="T11">to connect an intial state to a final state. A Jerk Minimizing trajectory is a great algorithim for the given enviornment of a highway. The enviornment is strucutred with a standard set of rules that make it great for a Jerk Minimizing Trajectory as opposed to A* and other alogrithims. </text:span><text:span text:style-name="T12">Once a trajectory is generated for a given state, a cost function is used to determine wheter or not one trajecotry is more optimal than another.</text:span></text:p>
      <text:p text:style-name="P10"><text:span text:style-name="T2"/></text:p>
      <text:p text:style-name="P10"><text:span text:style-name="T2"/></text:p>
      <text:p text:style-name="P5"><text:span text:style-name="T2">Cost Function:</text:span></text:p>
      <text:p text:style-name="P14"><text:span text:style-name="T2"/></text:p>
      <text:p text:style-name="P17"><text:span text:style-name="T2">The cost function I used to determine wheter one trajectory is more optimal than another is made of many different factors.</text:span></text:p>
      <text:p text:style-name="P17"><text:span text:style-name="T2"><text:line-break/>Collision Cost – Applies a cost to the trajectory if it is colliding with the trajectories of other vehicles.</text:span></text:p>
      <text:p text:style-name="P17"><text:span text:style-name="T2">- The most important cost and is therefore the one that has the highest factor associated</text:span></text:p>
      <text:p text:style-name="P17"><text:span text:style-name="T2"/></text:p>
      <text:p text:style-name="P18"><text:span text:style-name="T2">Inefficiency Cost – Applies a cost to trajectories that have an intended, and final lane with a slower average speed. </text:span><text:span text:style-name="T13">In a given situation where the main vehicle is in the center lane, which is slowing down, and the left lane is much slower than the right, the prepare to change to the left trajectory will have a higher cost associated than a prepare to change to the right trajectory</text:span></text:p>
      <text:p text:style-name="P18"><text:span text:style-name="T13"/></text:p>
      <text:p text:style-name="P19"><text:span text:style-name="T13">S</text:span><text:span text:style-name="T2">peed Cost – Applies a cost based on the final speed of the trajectory. A higher speed is prefered to reach the destination quicker.</text:span></text:p>
      <text:p text:style-name="P19"><text:span text:style-name="T2"/></text:p>
      <text:p text:style-name="P20"><text:soft-page-break/><text:span text:style-name="T2">Distance costs – A distance cost to any other vehicle, a cost to other vehicles in the same lane, and the distance to the goal are also used to determine an optimal trajectory.</text:span></text:p>
      <text:p text:style-name="P20"><text:span text:style-name="T2"/></text:p>
      <text:p text:style-name="P20"><text:span text:style-name="T2"/></text:p>
      <text:p text:style-name="P20"><text:span text:style-name="T2">Not middle lane cost – A cost is also applied to trajectories that are not in the center lane. In the situation that we are driving on a clear highway on the left lane, we would prefer to be in the middle lane so that we can handle situation with more flexibility by switching to the left or the right lane.</text:span></text:p>
      <text:p text:style-name="P20"><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7:30:45.533303118</meta:creation-date>
    <meta:generator>LibreOffice/5.1.6.2$Linux_X86_64 LibreOffice_project/10m0$Build-2</meta:generator>
    <dc:date>2018-03-11T21:21:53.838071577</dc:date>
    <meta:editing-duration>PT1H11M9S</meta:editing-duration>
    <meta:editing-cycles>20</meta:editing-cycles>
    <meta:document-statistic meta:table-count="0" meta:image-count="0" meta:object-count="0" meta:page-count="3" meta:paragraph-count="30" meta:word-count="875" meta:character-count="5157" meta:non-whitespace-character-count="4302"/>
  </office:meta>
</office:document-meta>
</file>